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4382" officeooo:paragraph-rsid="000f4382"/>
    </style:style>
    <style:style style:name="P2" style:family="paragraph" style:parent-style-name="Standard">
      <style:text-properties officeooo:rsid="000f4382" officeooo:paragraph-rsid="0010f21a"/>
    </style:style>
    <style:style style:name="P3" style:family="paragraph" style:parent-style-name="Standard">
      <style:text-properties officeooo:rsid="0010e4bb" officeooo:paragraph-rsid="0010e4bb"/>
    </style:style>
    <style:style style:name="P4" style:family="paragraph" style:parent-style-name="Standard">
      <style:text-properties officeooo:rsid="0010f21a" officeooo:paragraph-rsid="0010f21a"/>
    </style:style>
    <style:style style:name="P5" style:family="paragraph" style:parent-style-name="Standard">
      <style:text-properties officeooo:rsid="00123a29" officeooo:paragraph-rsid="00123a29"/>
    </style:style>
    <style:style style:name="P6" style:family="paragraph" style:parent-style-name="Standard">
      <style:text-properties officeooo:rsid="00138325" officeooo:paragraph-rsid="00138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btenir la llista dels nodes sucursal (0,5 punts)</text:p>
      <text:p text:style-name="P1">/sucursales</text:p>
      <text:p text:style-name="P1"/>
      <text:p text:style-name="P1">2. Obtenir els nodes director i població de totes les sucursals. (0,5 punts)</text:p>
      <text:p text:style-name="P1">/sucursales/sucursal/concat(director, " - ", poblacion)</text:p>
      <text:p text:style-name="P1"/>
      <text:p text:style-name="P1">3. Obtenir els nodes de les sucursals de Madrid (0,5 punts)</text:p>
      <text:p text:style-name="P1">/sucursales/sucursal[poblacion="Madrid"]</text:p>
      <text:p text:style-name="P1"/>
      <text:p text:style-name="P1">4. Obtenir concatenada la següent informació de les sucursals: Codi, telèfon, nom director, poblacio (0,5 punts)</text:p>
      <text:p text:style-name="P1">/sucursales/sucursal[@codigo, ",", @telefono, ",", director,poblacion ]</text:p>
      <text:p text:style-name="P1">5. Obtenir les dades dels comptes bancaris que siguin de tipus AHORRO. (0,5 punts)</text:p>
      <text:p text:style-name="P1">/sucursales/sucursal/cuenta[@tipo = "AHORRO"]</text:p>
      <text:p text:style-name="P1"/>
      <text:p text:style-name="P1">6. Obtenir les dades dels comptes bancaris del titular Maria Montes (0,5 punts)</text:p>
      <text:p text:style-name="P1">/sucursales/sucursal/cuenta[nombre = "María Montes"]</text:p>
      <text:p text:style-name="P1"/>
      <text:p text:style-name="P1">7. Obtenir per cada sucursal la concatenació del seu codi i del nombre de comptes AHORRO que té. (1 punts)</text:p>
      <text:p text:style-name="P3">/sucursales/sucursal/concat(@codigo, "-", count(cuenta[@tipo = "AHORRO"]))</text:p>
      <text:p text:style-name="P3"/>
      <text:p text:style-name="P1">8. Obtenir els comptes de tipus PENSIONES de la sucursal SUC3 (1 punts)</text:p>
      <text:p text:style-name="P4">/sucursales/sucursal[@codigo = "SUC3"]/cuenta[@tipo = "PENSIONES"]</text:p>
      <text:p text:style-name="P4"/>
      <text:p text:style-name="P1">9. Obtenir per cada sucursal la concatenació de les dades: codi sucursal, director i saldo haver (1 punts)</text:p>
      <text:p text:style-name="P4">/sucursales/sucursal/concat(@codigo, "," ,director, "," , sum(cuenta/saldohaber))</text:p>
      <text:p text:style-name="P4"/>
      <text:p text:style-name="P1">10.Obtenir tots els elements de les sucursals amb més de 3 comptes. (1 punts)</text:p>
      <text:p text:style-name="P4">/sucursales/sucursal[count(cuenta)&gt;3]</text:p>
      <text:p text:style-name="P4"/>
      <text:p text:style-name="P2">11.Obtenir tots els elements de les sucursals amb més de 3 comptes de tipus AHORRO (1 punts)</text:p>
      <text:p text:style-name="P5">/sucursales/sucursal[count(cuenta[@tipo = "AHORRO"])&gt;3]</text:p>
      <text:p text:style-name="P2"/>
      <text:p text:style-name="P2"/>
      <text:p text:style-name="P2"><text:s/>12.Obtenir el número de les sucursales de Madrid (1 punts) </text:p>
      <text:p text:style-name="P5">/sucursales/sucursal/count(poblacion = "MADRID")</text:p>
      <text:p text:style-name="P5"/>
      <text:p text:style-name="P1">13.Obtenir per cada sucursal el codi i la suma de les aportacions dels comptes de tipus PENSIONES. (1 punts)</text:p>
      <text:p text:style-name="P6">/sucursales/sucursal/concat(@codigo,",", sum(cuenta[@tipo = "PENSIONES"]/aportacion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0:42:28.313467800</meta:creation-date>
    <dc:date>2018-03-13T16:07:04.446525423</dc:date>
    <meta:editing-duration>PT12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34" meta:character-count="1800" meta:non-whitespace-character-count="1590"/>
  </office:meta>
</office:document-meta>
</file>